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s</text:p>
      <text:p text:style-name="Standard">import shutil</text:p>
      <text:p text:style-name="Standard"/>
      <text:p text:style-name="Standard">FILE_CATEGORIES = {</text:p>
      <text:p text:style-name="Standard"><text:s text:c="4"/>"Images": [".jpg", ".jpeg", ".png", ".gif", ".bmp", ".webp"],</text:p>
      <text:p text:style-name="Standard"><text:s text:c="4"/>"Documents": [".pdf", ".doc", ".docx", ".txt", ".rtf", ".odt"],</text:p>
      <text:p text:style-name="Standard"><text:s text:c="4"/>"Videos": [".mp4", ".mov", ".avi", ".mkv", ".wmv"],</text:p>
      <text:p text:style-name="Standard"><text:s text:c="4"/>"Audio": [".mp3", ".wav", ".aac", ".flac"],</text:p>
      <text:p text:style-name="Standard"><text:s text:c="4"/>"Archives": [".zip", ".rar", ".7z", ".tar", ".gz"],</text:p>
      <text:p text:style-name="Standard"><text:s text:c="4"/>"Code": [".py", ".js", ".html", ".css", ".java", ".cpp", ".c", ".json"],</text:p>
      <text:p text:style-name="Standard"><text:s text:c="4"/>"Spreadsheets": [".xls", ".xlsx", ".csv"],</text:p>
      <text:p text:style-name="Standard">}</text:p>
      <text:p text:style-name="Standard"/>
      <text:p text:style-name="Standard"/>
      <text:p text:style-name="Standard">def get_category(filename):</text:p>
      <text:p text:style-name="Standard"><text:s text:c="4"/>_, extension = os.path.splitext(filename)</text:p>
      <text:p text:style-name="Standard"><text:s text:c="4"/>extension = extension.lower()</text:p>
      <text:p text:style-name="Standard"/>
      <text:p text:style-name="Standard"><text:s text:c="4"/>for category, extensions in FILE_CATEGORIES.items():</text:p>
      <text:p text:style-name="Standard"><text:s text:c="8"/>if extension in extensions:</text:p>
      <text:p text:style-name="Standard"><text:s text:c="12"/>return category</text:p>
      <text:p text:style-name="Standard"/>
      <text:p text:style-name="Standard"><text:s text:c="4"/>return "Other"</text:p>
      <text:p text:style-name="Standard"/>
      <text:p text:style-name="Standard"/>
      <text:p text:style-name="Standard">def get_unique_destination(destination_folder, filename):</text:p>
      <text:p text:style-name="Standard"><text:s text:c="4"/>base_name, extension = os.path.splitext(filename)</text:p>
      <text:p text:style-name="Standard"><text:s text:c="4"/>candidate = os.path.join(destination_folder, filename)</text:p>
      <text:p text:style-name="Standard"><text:s text:c="4"/>counter = 1</text:p>
      <text:p text:style-name="Standard"/>
      <text:p text:style-name="Standard"><text:s text:c="4"/>while os.path.exists(candidate):</text:p>
      <text:p text:style-name="Standard"><text:s text:c="8"/>new_name = f"{base_name}_{counter}{extension}"</text:p>
      <text:p text:style-name="Standard"><text:s text:c="8"/>candidate = os.path.join(destination_folder, new_name)</text:p>
      <text:p text:style-name="Standard"><text:s text:c="8"/>counter += 1</text:p>
      <text:p text:style-name="Standard"/>
      <text:p text:style-name="Standard"><text:s text:c="4"/>return candidate</text:p>
      <text:p text:style-name="Standard"/>
      <text:p text:style-name="Standard"/>
      <text:p text:style-name="Standard">def organize_folder(folder_path):</text:p>
      <text:p text:style-name="Standard"><text:s text:c="4"/>if not os.path.exists(folder_path):</text:p>
      <text:p text:style-name="Standard"><text:s text:c="8"/>print("Error: Folder does not exist.")</text:p>
      <text:p text:style-name="Standard"><text:s text:c="8"/>return</text:p>
      <text:p text:style-name="Standard"/>
      <text:p text:style-name="Standard"><text:s text:c="4"/>if not os.path.isdir(folder_path):</text:p>
      <text:p text:style-name="Standard"><text:s text:c="8"/>print("Error: The path is not a folder.")</text:p>
      <text:p text:style-name="Standard"><text:s text:c="8"/>return</text:p>
      <text:p text:style-name="Standard"/>
      <text:p text:style-name="Standard"><text:s text:c="4"/>moved_files = 0</text:p>
      <text:p text:style-name="Standard"/>
      <text:p text:style-name="Standard"><text:soft-page-break/><text:s text:c="4"/>for item in os.listdir(folder_path):</text:p>
      <text:p text:style-name="Standard"><text:s text:c="8"/>item_path = os.path.join(folder_path, item)</text:p>
      <text:p text:style-name="Standard"/>
      <text:p text:style-name="Standard"><text:s text:c="8"/>if os.path.isdir(item_path):</text:p>
      <text:p text:style-name="Standard"><text:s text:c="12"/>continue</text:p>
      <text:p text:style-name="Standard"/>
      <text:p text:style-name="Standard"><text:s text:c="8"/>category = get_category(item)</text:p>
      <text:p text:style-name="Standard"><text:s text:c="8"/>category_folder = os.path.join(folder_path, category)</text:p>
      <text:p text:style-name="Standard"/>
      <text:p text:style-name="Standard"><text:s text:c="8"/>os.makedirs(category_folder, exist_ok=True)</text:p>
      <text:p text:style-name="Standard"/>
      <text:p text:style-name="Standard"><text:s text:c="8"/>destination_path = get_unique_destination(category_folder, item)</text:p>
      <text:p text:style-name="Standard"/>
      <text:p text:style-name="Standard"><text:s text:c="8"/>try:</text:p>
      <text:p text:style-name="Standard"><text:s text:c="12"/>shutil.move(item_path, destination_path)</text:p>
      <text:p text:style-name="Standard"><text:s text:c="12"/>print(f"Moved: {item} -&gt; {category}/")</text:p>
      <text:p text:style-name="Standard"><text:s text:c="12"/>moved_files += 1</text:p>
      <text:p text:style-name="Standard"><text:s text:c="8"/>except Exception as error:</text:p>
      <text:p text:style-name="Standard"><text:s text:c="12"/>print(f"Could not move {item}: {error}")</text:p>
      <text:p text:style-name="Standard"/>
      <text:p text:style-name="Standard"><text:s text:c="4"/>print(f"\nDone. Total files moved: {moved_files}")</text:p>
      <text:p text:style-name="Standard"/>
      <text:p text:style-name="Standard"/>
      <text:p text:style-name="Standard">def main():</text:p>
      <text:p text:style-name="Standard"><text:s text:c="4"/>print("Smart File Organizer")</text:p>
      <text:p text:style-name="Standard"><text:s text:c="4"/>print("-" * 25)</text:p>
      <text:p text:style-name="Standard"/>
      <text:p text:style-name="Standard"><text:s text:c="4"/>folder_path = input("Enter the folder path to organize: ").strip()</text:p>
      <text:p text:style-name="Standard"/>
      <text:p text:style-name="Standard"><text:s text:c="4"/>if not folder_path:</text:p>
      <text:p text:style-name="Standard"><text:s text:c="8"/>print("Error: No folder path entered.")</text:p>
      <text:p text:style-name="Standard"><text:s text:c="8"/>return</text:p>
      <text:p text:style-name="Standard"/>
      <text:p text:style-name="Standard"><text:s text:c="4"/>organize_folder(folder_path)</text:p>
      <text:p text:style-name="Standard"/>
      <text:p text:style-name="Standard"/>
      <text:p text:style-name="Standard">if __name__ == "__main__":</text:p>
      <text:p text:style-name="Standard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5:06.659127994</meta:creation-date>
    <dc:date>2026-03-12T14:05:21.771110049</dc:date>
    <meta:editing-duration>PT16S</meta:editing-duration>
    <meta:editing-cycles>1</meta:editing-cycles>
    <meta:document-statistic meta:table-count="0" meta:image-count="0" meta:object-count="0" meta:page-count="2" meta:paragraph-count="60" meta:word-count="207" meta:character-count="2256" meta:non-whitespace-character-count="1785"/>
    <meta:generator>LibreOffice/24.2.7.2$Linux_X86_64 LibreOffice_project/420$Build-2</meta:generator>
  </office:meta>
</office:document-meta>
</file>